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break-before="auto" fo:break-after="auto" style:writing-mode="lr-tb"/>
      <style:text-properties officeooo:paragraph-rsid="000e7e70"/>
    </style:style>
    <style:style style:name="P5" style:family="paragraph" style:parent-style-name="Standard">
      <style:paragraph-properties fo:line-height="115%" style:writing-mode="lr-tb"/>
      <style:text-properties officeooo:paragraph-rsid="000e7e70"/>
    </style:style>
    <style:style style:name="P6" style:family="paragraph">
      <style:paragraph-properties fo:margin-left="0cm" fo:margin-right="0cm" fo:margin-top="0cm" fo:margin-bottom="0cm" fo:line-height="100%" fo:text-align="start" fo:text-indent="0cm" style:writing-mode="lr-tb"/>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Zaklęcie szybkiego czytania</text:span><text:line-break/><text:line-break/>W odcinku trzeciego sezonu, Spike At Your Service, pokazana jest scena, jak Twilight, niczym wzorowa uczennica, miała do przeczytania przez weekend dwanaście solidnych objętościowo ksiąg. Czy to możliwe? Takie pozycje musiałyby zawierać przynajmniej 100 000 słów (kilkaset stron). Wiele osób miałoby problem z przestudiowaniem dwóch książek przez ten czas, a tutaj jest tego aż sześć razy więcej. Możemy jednak w łatwy sposób przeliczyć ten problem. Powszechnie uważa się, że przeciętne tempo czytania wynosi około 200 słów na minutę. Pamiętamy, że do przerobienia był tuzin książek. Daje nam to 1 200 000 wyrazów do przeczytania. Szybka matematyka daje nam odpowiedź, że Twilight musiałaby poświęcić na czytanie przynajmniej sto godzin. Weekend to zdecydowanie za krótko, aby przerobić tak duży materiał, a przecież trzeba jeszcze dbać o podstawowe potrzeby fizjologiczne. Czyżby Twilight rzuciła na siebie zaklęcie umożliwiające zdecydowanie szybsze czytanie, aby nie zawieść księżniczki Celestii? Postaram się w tym artykule zapoznać cię z tą umiejętnością oraz nakierować, w jaki sposób mógłbyś się jej nauczyć.</text:p>
      <text:p text:style-name="P1"/>
      <text:p text:style-name="P1">Na początku chcę wyraźnie podkreślić, że nie jestem ekspertem w zagadnieniu szybkiego czytania ani tym bardziej profesjonalnym trenerem w tej dziedzinie. Sam potrafię czytać w komfortowych warunkach z prędkością 800 słów na minutę, co w porównaniu do prawdziwych mistrzów, którzy dochodzą nawet do 10 000 słów, jest niezbyt imponującą prędkością, ale dla mnie absolutnie wystarczającą. Osobiście nauczyłem się tej umiejętności z materiałów Katarzyny Szafranowskiej i Marcina Matuszewskiego, czyli znanych w Polsce trenerów, którzy prowadzą tego typu kursy. Postaram się jak najlepiej wytłumaczyć tajniki szybkiego czytania. Licz się z tym, że nauka wymaga sporego samozaparcia i regularnego wykonywania ćwiczeń. Niewykluczone, że to, co tutaj przeczytasz, nie wystarczy, aby w pełni nauczyć cię tej umiejętności i będziesz potrzebował profesjonalnego kursu. Pamiętaj, jeśli tylko dzięki moim radom chociaż dwukrotnie przyspieszysz swoje tempo czytania, to wiedz, że będę naprawdę szczęśliwy, iż mogłem ci pomóc. Zaczynamy!</text:p>
      <text:p text:style-name="P1"/>
      <text:p text:style-name="P1">Pierwsze, co musisz zrobić, to odpowiedzieć na pytanie, po co chciałbyś szybko czytać. Korzyści z posiadania w rękawie tego zaklęcia są tym większe, im więcej czytasz książek. Jeśli będziesz czytać trzykrotnie szybciej, to możesz albo przestudiować trzy razy więcej materiałów, albo poświęcić ten czas na coś zupełnie innego. To ogromna oszczędność! Osobiście dla mnie wielką frajdą jest możliwość przeczytania książki w jedno popołudnie. Nie chciałbyś tak? Dodatkowym atutem jest wzrost zdolności rozumienia tekstu. Dlaczego tak się dzieje, wyjaśnię później.</text:p>
      <text:p text:style-name="P1"/>
      <text:p text:style-name="P1"><text:span text:style-name="T2">Twój magiczny rekwizyt</text:span></text:p>
      <text:p text:style-name="P1"/>
      <text:p text:style-name="P4">Prawdziwą naukę czas zacząć. Jak prawdziwy czarodziej rzucający zaklęcie, będziesz potrzebował różdżki. Jeżeli nie posiadasz przy sobie magicznego kawałka drewna, to spokojnie możesz wsiąć do ręki długopis albo ołówek. Idealnie się do tego nada! W praktyce może być to cokolwiek podłużnego i niezbyt szerokiego, ale z mojego doświadczenia wiem, że najlepiej sprawdzają się artykuły biurowe. Jeżeli nie masz niczego pod ręką, to w ostateczności możesz <text:soft-page-break/>skorzystać nawet z własnego palca. Zapytasz się, po co to wszystko? Podstawową techniką szybkiego czytania jest praca ze wskaźnikiem. Aby poprawnie z nim pracować, powinieneś przyłożyć go pod pierwszą linijkę tekstu. Wtedy zacznij czytać, przy okazji kierując wskaźnik w prawą stronę. Jeśli wers się skończy, to przyłóż wskaźnik do kolejnej linii i tak dalej. Ta prosta sztuczka pozwoli ci bez żadnych ćwiczeń nieco zwiększyć prędkość czytania. Dzieje się to dlatego, że bardziej koncentrujesz się na danym fragmencie książki oraz wyrabiasz swój własny rytm, który kontrolujesz. Praca ze wskaźnikiem ma również za zadanie uniemożliwić ci cofanie się podczas czytania. Wykonując swoim wzrokiem skoki w tył, tylko niepotrzebnie odbiegasz myślami i psujesz swój wypracowany rytm. W konsekwencji obiżasz swój poziom rozumienia tekstu w kontekście całości. Jeżeli jest w książce coś naprawdę ważnego i niezrozumiałego, to najlepiej wrócić do felernego fragmentu po przerobieniu przykładowo całego rozdziału.</text:p>
      <text:p text:style-name="P5"/>
      <text:p text:style-name="P5"><text:span text:style-name="T2">Chochlik, który ci przeszkadza</text:span></text:p>
      <text:p text:style-name="P1"/>
      <text:p text:style-name="P1">Teraz poproszę cię, abyś spojrzał na poniższe słowo. Dobrze przeczytałeś – spojrzał, a nie przeczytał. Skoncentruj się. To ważne! Naprawdę!</text:p>
      <text:p text:style-name="P1"/>
      <text:p text:style-name="P1">Fluttershy</text:p>
      <text:p text:style-name="P1"/>
      <text:p text:style-name="P1">I co, pewnie pomyślałeś o nieśmiałym żółtym pegazie? Mam nadzieję, że wykonałeś to ćwiczenie poprawnie. Tym prostym zadaniem chciałem ci uświadomić, że absolutnie nie musisz powtarzać słów w myślach, aby rozumieć ich znaczenie. To tak naprawdę najpotężniejsza składowa zaklęcia szybkiego czytania. Kluczem jest przerzucenie zdolności rozumienia z kanału słuchowego na układ wzrokowy. Łatwo to powiedzieć, jednak trudniej opanować na poziomie całych zdań. Od teraz twój szkodliwy chochlik siedzący głęboko w głowie nazywa się fachowo subwokalizacją i uniemożliwia czytanie z szybkością większą niż twoje najszybsze tempo mówienia (350 słów na minutę). Nie dość, że nie pozwala ci w pełni rozwinąć skrzydeł, to jeszcze obniża twoją zdolność rozumienia tekstu. Wbrew stereotypom człowiek, który stara się nie powtarzać słów w myślach, rozumie więcej z książek. Nasz mózg znacznie lepiej koncentruje się na lekturze podczas pracy na wyższych prędkościach, które są nieosiągalne z powodu zjawiska subwokalizacji. Niestety przez lata zajęć w szkole wypracowałeś nieefektywny styl czytania. Teraz będziesz musiał poświęcić czas na trening, który pozwoli ci wypędzić z głowy złego chochlika. Pomoże ci w tym poniższe ćwiczenie.</text:p>
      <text:p text:style-name="P1"/>
      <text:p text:style-name="P1"><text:span text:style-name="T3">Czytaj tekst ze wskaźnikiem. W myślach licz od jednego do dziesięciu. Gdy policzysz do dziesięciu, zacznij liczyć jeszcze raz. Czytaj tak przez pięć minut.</text:span></text:p>
      <text:p text:style-name="P1"/>
      <text:p text:style-name="P1">Gwarantuję, że po ćwiczeniu niewiele zrozumiesz z tekstu. Nie załamuj się! To tylko trening, który ma ci pomóc w jak największym pozbyciu się efektu uporczywej subwokalizacji. Jeśli będziesz sumiennie wykonywał to zadanie, zauważysz postępy. Ćwiczenie możesz wykonywać codziennie, trzy razy dziennie lub co drugi dzień. To zależy tylko i wyłącznie od twojej wewnętrznej motywacji, ale nie przemęczaj swojego organizmu. Prawdziwe efekty przyjdą z czasem, podczas zwykłego czytania. Teraz to tylko twój trening. Zalecam również do ćwiczeń <text:soft-page-break/>brać książki łatwiejsze, jednak omijać takie, które chciałbyś koniecznie przeczytać. Najciekawsze pozycje zostaw sobie na bardziej przyjazne obcowanie z literaturą.</text:p>
      <text:p text:style-name="P1"/>
      <text:p text:style-name="P1"><text:span text:style-name="T2">Jak dużo widzisz?</text:span></text:p>
      <text:p text:style-name="P1"/>
      <text:p text:style-name="P5">Kolejną rzeczą, na którą chciałbym zwrócić ci uwagę, jest twój wzrok. Jeżeli czytasz książkę, to prawdopodobnie zatrzymujesz swoje oko na konkretnych słowach. Nie masz z tym problemu, jeśli wyrazy są krótsze, ale dłuższe zbitki liter jak konstantynopolitańczykowianeczka potrafią cię skutecznie wyprowadzić z równowagi. Przeciętny człowiek dokonuje średnio od 10 do 15 zatrzymań na każdą linijkę tekstu. Przedstawione zjawisko fachowo nazywa się fiksacją oka i niewprawiony czytelnik potrafi zobaczyć w najlepszym przypadku kilkanaście liter naraz. To strasznie mało! Ilość zatrzymań można ograniczyć do absolutnego minimum, czyli do jednego lub dwóch, i w pełni zrozumieć przerabiany tekst. Wąskie pole widzenia jest drugą przyczyną nieefektywnego czytania. Na szczęście możemy skutecznie trenować nasz wzrok, aby poprawić szerokość naszego pola widzenia. Profesjonalny trening tej umiejętności polega na przerabianiu różnorodnych piramid słów oraz tablic Schultza. Niestety nie mogę się z tobą podzielić takimi materiałami, jednak niewykluczone, że jeśli dobrze poszperasz w internecie, to znajdziesz odpowiednie przykłady lub zupełnie inne, równie wartościowe ćwiczenia, które z powodzeniem wykorzystasz. Pamiętaj, że nie musisz od samego początku widzieć całego wersu naraz, jednak jeśli poprawisz swoje pole widzenia nawet o kilka liter, to z pewnością zauważysz różnice w swojej prędkości czytania.</text:p>
      <text:p text:style-name="P5"/>
      <text:p text:style-name="P5">Osobiście zauważyłem, że ludzie na czytnikach elektronicznych potrafią przerabiać tekst nieco szybciej. Powodem, dla którego tak się dzieje, jest fakt, że na popularnych Kindle’ach wyświetlana strona nie jest aż tak szeroka, jak w papierowych książkach, więc można łatwiej ogarnąć wzrokiem cały wers i w ten sposób nieco zmniejszyć liczbę ćwiczeń na szerokie pole widzenia wymaganą do osiągnięcia zadowalającego poziomu. Nie chcę cię mocno namawiać do kupna czytnika, ponieważ jest to wydatek rzędu kilkuset złotych i nie każdy może sobie na niego pozwolić, jednak chciałem się z tobą podzielić moim drobnym spostrzeżeniem. Tak, sam jestem szczęśliwym użytkownikiem swojego czytnika elektronicznego i nie wyobrażam sobie czytania bez niego.</text:p>
      <text:p text:style-name="P5"/>
      <text:p text:style-name="P5"><text:span text:style-name="T2">Poczuj prawdziwą moc</text:span></text:p>
      <text:p text:style-name="P5"><text:span text:style-name="T2"/></text:p>
      <text:p text:style-name="P1">Na koniec moich rad, adepcie szybkiego czytania, opowiem ci o wynikach pewnego eksperymentu. W pewnym kraju przeprowadzono badanie, gdzie po mieście jeżdżono ze standardową prędkością 60 km/h. Następnie wjechano na drogę szybkiego ruchu i przyspieszono do 130 km/h. Eksperymentator w roli pasażera polecił kierowcy zwolnić do wcześniejszej, miejskiej prędkości, przy okazji zasłaniając mu prędkościomierz. Jak myślisz, czy po tym działaniu samochód ponownie poruszał się z prędkością 60 km/h? Okazało się, że badani, owszem, zwalniali, jednak zazwyczaj tylko do 80 km/h. Skąd ta wyraźna różnica?</text:p>
      <text:p text:style-name="P1"/>
      <text:p text:style-name="P1">Okazuje się, że nasz mózg wykazuje zaskakującą zdolność habituacji, która ujawniła się w eksperymencie. Umysł ludzki zaczął traktować wyższą prędkość jako naturalną. Podczas nauki <text:soft-page-break/>szybkiego czytania również możemy wykorzystać tę wręcz magiczną właściwość mózgu. Wystarczy, że będziesz tylko starał się czytać z większą szybkością, niż czynisz to normalnie. Możesz to wykorzystać podczas treningu poprzez szybsze poruszanie wskaźnikiem przez przykładowe pięć minut. Podczas tego ćwiczenia nie patrz absolutnie na swój poziom zrozumienia tekstu, ponieważ na początku z założenia będzie niski. W tym wypadku najważniejsze jest przyzwyczajenie twojego umysłu do większych szybkości czytania. Łatwiej nauczysz się nowej umiejętności, jeśli jej zasmakujesz, chociażby w ułamku. Czekają na ciebie nieudane próby, jednak twój upór podczas nauki zostanie w przyszłości wynagrodzony i zwróci ci się z nawiązką.</text:p>
      <text:p text:style-name="P1"/>
      <text:p text:style-name="P1">W tym skromnym artykule przekazałem ci kilka sekretów szybkiego czytania, z których sam korzystam z powodzeniem. Mam nadzieje, że chociaż spróbujesz wykorzystać zawarte tutaj magiczne sztuczki w swoim życiu. Moim zdaniem, najważniejsze jest to, aby się nie załamywać po pierwszych porażkach podczas ćwiczeń. Nie od razu Canterlot zbudowano, jak mawiała księżniczka Celestia. Na naukę każdej umiejętności, zarówno tej łatwiejszej, jak i trudniejszej, potrzebujesz czasu. Jeśli będziesz sumiennie trenował, to z pewnością zauważysz efekty, a gdy ostatecznie przełamiesz się i wykrzyczysz wniebogłosy: “Tak, potrafię szybko czytać!”, poczujesz niezwykłą satysfakcję. Powodzenia!</text:p>
      <text:p text:style-name="P1"/>
      <text:p text:style-name="P4">Jeśli miałbyś jakieś pytania lub wątpliwości co do treści, jakie przedstawiłem w tym poradniku, albo zainteresował cię mój artykuł i chciałbyś dowiedzieć się czegoś więcej, nie bój się do mnie napisać. W miarę możliwości postaram się odpowiedzieć na każde, nawet najdziwniejsze pytanie. Kto pyta, nie błądzi!</text:p>
      <text:p text:style-name="P5"/>
      <text:p text:style-name="P5"><office:annotation><dc:date>0000-00-00T00:00:00</dc:date><text:p text:style-name="P6"><text:span text:style-name="T4">Tak to jest do wyrzucenia :)</text:span></text:p></office:annotation><office:annotation><dc:date>0000-00-00T00:00:00</dc:date><text:p text:style-name="P6"><text:span text:style-name="T4">Przeczytałem ten artykuł - mówiąc szczerze nie zgadzam się z większością przedstawionych argumentów. Najbardziej rozbawił mnie ten, że czytając szybko wyciągamy z tekstu więcej niż czytając wolno. Ujmując rzecz delikatnie z własnych doświadczeń nie tyle uważam co wiem, że to bzdura. Ale to tylko moje zdanie.</text:span></text:p><text:p text:style-name="P6"/><text:p text:style-name="P6"><text:span text:style-name="T4">A co do dedykacji to zabawna, nie powiem, choć tu nie szybkość czytania jest czynnikiem opóźniającym. Akurat szybko czytać to na szczęście umiem :D</text:span></text:p></office:annotation><office:annotation><dc:date>0000-00-00T00:00:00</dc:date><text:p text:style-name="P6"><text:span text:style-name="T4">O to ciekawe :) Z moich doświadczeń, a te rzeczy co wypisałem stosuje codziennie i mam dobre wspomniane efekty. Problem zrozumienia dotyczy poziomu między wolnym czytaniem z subwokalizacją i bez niej, ale pewnie co trener to inna opinia. Specjalnie by napisać ten artykuł przeczytałem jeszcze raz jedną książkę (oczywiście szybko).</text:span></text:p><text:p text:style-name="P6"/><text:p text:style-name="P6"><text:span text:style-name="T4">Jeśli masz wątpliwości to pisz. Nie jestem wielkim ekspertem i może gdzieś gafę puściłem w tekście.</text:span></text:p><text:p text:style-name="P6"/><text:p text:style-name="P6"><text:span text:style-name="T4">Cóż co do dedykacji następnym razem zrobię artykuł o szybkim pisaniu dla ciebie :)</text:span></text:p><text:p text:style-name="P6"/><text:p text:style-name="P6"><text:span text:style-name="T4">PS: Jak szybko Dolar czytasz?</text:span></text:p></office:annotation>Artykuł pisany z dedykacją dla Dolara, aby sprawdzał szybciej konkursy literackie. Teraz nie ma już wymówki po tej lekturze :)</text:p>
      <text:p text:style-name="P1"/>
      <text:p text:style-name="P1"/>
      <text:p text:style-name="P1"/>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3-07T22:06:25.579000000</dc:date>
    <meta:editing-duration>PT52M1S</meta:editing-duration>
    <meta:document-statistic meta:table-count="0" meta:image-count="0" meta:object-count="0" meta:page-count="4" meta:paragraph-count="21" meta:word-count="1575" meta:character-count="11240" meta:non-whitespace-character-count="9682"/>
  </office:meta>
</office:document-meta>
</file>